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</style:style>
    <style:style style:name="gr3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</style:style>
    <style:style style:name="gr4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</style:style>
    <style:style style:name="gr5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7cm" fo:min-width="7.6cm"/>
    </style:style>
    <style:style style:name="gr6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</style:style>
    <style:style style:name="gr7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8" style:family="graphic" style:parent-style-name="standard">
      <style:graphic-properties svg:stroke-color="#000000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10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</style:style>
    <style:style style:name="gr12" style:family="graphic" style:parent-style-name="objectwithoutfill">
      <style:graphic-properties svg:stroke-width="0.2cm" svg:stroke-color="#673ab7" draw:marker-start-width="0.561cm" draw:marker-end-width="0.561cm" svg:stroke-linecap="round" draw:fill="none" fo:padding-top="0.249cm" fo:padding-bottom="0.249cm" fo:padding-left="0.249cm" fo:padding-right="0.249cm"/>
    </style:style>
    <style:style style:name="gr13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1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outline1">
      <style:graphic-properties fo:min-height="3.9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1.751cm"/>
    </style:style>
    <style:style style:name="pr12" style:family="presentation" style:parent-style-name="Default-outline1">
      <style:graphic-properties fo:min-height="11.50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r17" style:family="presentation" style:parent-style-name="Default-outline1">
      <style:graphic-properties fo:min-height="15.001cm"/>
    </style:style>
    <style:style style:name="co1" style:family="table-column">
      <style:table-column-properties style:column-width="1.757cm" style:use-optimal-column-width="false"/>
    </style:style>
    <style:style style:name="co2" style:family="table-column">
      <style:table-column-properties style:column-width="5.577cm" style:use-optimal-column-width="false"/>
    </style:style>
    <style:style style:name="co3" style:family="table-column">
      <style:table-column-properties style:column-width="8.261cm" style:use-optimal-column-width="false"/>
    </style:style>
    <style:style style:name="co4" style:family="table-column">
      <style:table-column-properties style:column-width="5.198cm" style:use-optimal-column-width="false"/>
    </style:style>
    <style:style style:name="co5" style:family="table-column">
      <style:table-column-properties style:column-width="5.207cm" style:use-optimal-column-width="false"/>
    </style:style>
    <style:style style:name="ro1" style:family="table-row">
      <style:table-row-properties style:row-height="1.823cm"/>
    </style:style>
    <style:style style:name="ro2" style:family="table-row">
      <style:table-row-properties style:row-height="1.822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language="zxx" fo:country="none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fo:font-size="18pt" fo:language="zxx" fo:country="none" style:font-size-asian="18pt" style:font-size-complex="18pt"/>
    </style:style>
    <style:style style:name="ce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fo:font-size="18pt" fo:language="zxx" fo:country="none" style:font-size-asian="18pt" style:font-size-complex="18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color="#212121" fo:font-size="18pt" fo:language="zxx" fo:country="none" style:font-size-asian="18pt" style:font-size-complex="18pt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color="#212121" fo:font-size="18pt" fo:language="zxx" fo:country="none" style:font-size-asian="18pt" style:font-size-complex="18pt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fo:font-size="18pt" fo:language="zxx" fo:country="none" style:font-size-asian="18pt" style:font-size-complex="18pt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fo:font-size="18pt" fo:language="zxx" fo:country="none" style:font-size-asian="18pt" style:font-size-complex="18pt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fo:font-size="18pt" fo:language="zxx" fo:country="none" style:font-size-asian="18pt" style:font-size-complex="18pt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color="#212121" fo:font-size="18pt" fo:language="zxx" fo:country="none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512da8"/>
      <style:paragraph-properties fo:text-align="center"/>
      <style:text-properties fo:color="#ffffff" fo:font-weight="bold"/>
    </style:style>
    <style:style style:name="P9" style:family="paragraph">
      <loext:graphic-properties draw:fill="solid" draw:fill-color="#8c68ca"/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loext:graphic-properties draw:fill="solid" draw:fill-color="#d1c4e9"/>
      <style:paragraph-properties fo:text-align="center"/>
      <style:text-properties fo:font-weight="bold"/>
    </style:style>
    <style:style style:name="P11" style:family="paragraph">
      <loext:graphic-properties draw:fill="solid" draw:fill-color="#536dfe"/>
      <style:paragraph-properties fo:text-align="center"/>
      <style:text-properties fo:color="#ffffff" fo:font-weight="bold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style:paragraph-properties fo:text-align="end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8pt" style:font-size-asian="18pt" style:font-size-complex="18pt"/>
    </style:style>
    <style:style style:name="P15" style:family="paragraph">
      <loext:graphic-properties draw:fill="none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18" style:family="paragraph">
      <loext:graphic-properties draw:fill="solid" draw:fill-color="#bdbdbd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solid" draw:fill-color="#ffffff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solid" draw:fill-color="#673ab7"/>
      <style:text-properties fo:color="#ffffff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ffffff"/>
      <style:text-properties style:use-window-font-color="true" fo:font-size="15pt" fo:font-weight="bold" style:font-weight-asian="bold" style:font-weight-complex="bold"/>
    </style:style>
    <style:style style:name="P23" style:family="paragraph">
      <loext:graphic-properties draw:fill="solid" draw:fill-color="#536dfe"/>
      <style:text-properties fo:color="#ffffff" fo:font-size="24pt" fo:font-weight="bold" style:font-size-asian="18pt" style:font-weight-asian="bold" style:font-size-complex="18pt" style:font-weight-complex="bold"/>
    </style:style>
    <style:style style:name="P24" style:family="paragraph">
      <loext:graphic-properties draw:fill="none"/>
      <style:paragraph-properties fo:text-align="center"/>
      <style:text-properties style:use-window-font-color="true"/>
    </style:style>
    <style:style style:name="P25" style:family="paragraph">
      <loext:graphic-properties draw:fill-color="#ffffff"/>
      <style:text-properties fo:font-size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style:text-properties fo:font-size="32pt"/>
    </style:style>
    <style:style style:name="P30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673ab7" fo:font-weight="bold" style:font-weight-asian="bold" style:font-weight-complex="bold"/>
    </style:style>
    <style:style style:name="T6" style:family="text">
      <style:text-properties fo:color="#757575"/>
    </style:style>
    <style:style style:name="T7" style:family="text">
      <style:text-properties fo:color="#ffffff" fo:font-weight="bold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font-weight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ffff" fo:font-size="18pt" fo:language="zxx" fo:country="none" fo:font-weight="bold" style:font-size-asian="18pt" style:font-weight-asian="bold" style:font-size-complex="18pt" style:font-weight-complex="bold"/>
    </style:style>
    <style:style style:name="T12" style:family="text">
      <style:text-properties fo:color="#212121" fo:font-size="18pt" fo:language="zxx" fo:country="none" style:font-size-asian="18pt" style:font-size-complex="18pt"/>
    </style:style>
    <style:style style:name="T13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4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6" style:family="text">
      <style:text-properties style:use-window-font-color="true" fo:font-size="15pt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University Spin-off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D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ublic project funding</text:p>
              </text:list-item>
              <text:list-item>
                <text:p>IP rights management</text:p>
              </text:list-item>
              <text:list-item>
                <text:p text:style-name="P5">Public spin-off funding</text:p>
              </text:list-item>
              <text:list-item>
                <text:p text:style-name="P5">The role of the university</text:p>
              </text:list-item>
              <text:list-item>
                <text:p>Spinning off</text:p>
              </text:list-item>
              <text:list-item>
                <text:p>Public startup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Public Project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ypes of Public Fund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5">Public project funding</text:span></text:p>
                <text:list>
                  <text:list-item>
                    <text:p>Is always a gift (no loss of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Public loans</text:span></text:p>
                <text:list>
                  <text:list-item>
                    <text:p><text:span text:style-name="T6">Are usually complements to commercial loans by banks</text:span></text:p>
                    <text:p><text:span text:style-name="T6"/></text:p>
                  </text:list-item>
                </text:list>
              </text:list-item>
              <text:list-item>
                <text:p><text:span text:style-name="T6">Public venture capital</text:span></text:p>
                <text:list>
                  <text:list-item>
                    <text:p><text:span text:style-name="T6">Is also always complementary to commercial venture 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orms of Public Project Fund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Grants to university</text:p>
                <text:list>
                  <text:list-item>
                    <text:p>Basic research funding</text:p>
                  </text:list-item>
                  <text:list-item>
                    <text:p>Applied research funding</text:p>
                  </text:list-item>
                  <text:list-item>
                    <text:p>Spin-off fund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s to startup</text:p>
                <text:list>
                  <text:list-item>
                    <text:p>Direct startup funding</text:p>
                  </text:list-item>
                  <text:list-item>
                    <text:p>Pre-competitive rese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hases of Public Project Funding</text:p>
          </draw:text-box>
        </draw:frame>
        <draw:g>
          <draw:custom-shape draw:style-name="gr2" draw:text-style-name="P8" draw:layer="layout" svg:width="8cm" svg:height="4cm" draw:transform="rotate (1.5707963267949) translate (5.75cm 12cm)">
            <text:p text:style-name="P7"><text:span text:style-name="T7">Basic researc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8cm" svg:height="4cm" draw:transform="rotate (1.5707963267949) translate (9.75cm 12cm)">
            <text:p text:style-name="P7"><text:span text:style-name="T8">Applied re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8cm" svg:height="4cm" draw:transform="rotate (1.5707963267949) translate (13.75cm 12cm)">
            <text:p text:style-name="P7"><text:span text:style-name="T9">Spinning off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8cm" svg:height="4.1cm" draw:transform="rotate (1.5707963267949) translate (17.65cm 12cm)">
            <text:p text:style-name="P7"><text:span text:style-name="T7">Startup funding</text:span></text:p>
            <draw:enhanced-geometry svg:viewBox="0 0 21600 21600" draw:type="rectangle" draw:enhanced-path="M 0 0 L 21600 0 21600 21600 0 21600 0 0 Z N"/>
          </draw:custom-shape>
          <draw:line draw:style-name="gr6" draw:text-style-name="P12" draw:layer="layout" svg:x1="5.75cm" svg:y1="12.5cm" svg:x2="5.75cm" svg:y2="4cm">
            <text:p text:style-name="P7"><text:span text:style-name="T10">Research / startup</text:span><text:span text:style-name="T10"><text:line-break/></text:span><text:span text:style-name="T10">time spent ratio</text:span></text:p>
            <text:p text:style-name="P7"><text:span text:style-name="T10"/></text:p>
            <text:p text:style-name="P7"><text:span text:style-name="T10"/></text:p>
            <text:p text:style-name="P7"><text:span text:style-name="T10"/></text:p>
          </draw:line>
          <draw:line draw:style-name="gr7" draw:text-style-name="P13" draw:layer="layout" svg:x1="5.25cm" svg:y1="12cm" svg:x2="23.25cm" svg:y2="12cm">
            <text:p/>
          </draw:line>
          <draw:g>
            <draw:line draw:style-name="gr8" draw:layer="layout" svg:x1="9.75cm" svg:y1="11.5cm" svg:x2="9.75cm" svg:y2="12.5cm">
              <text:p/>
            </draw:line>
          </draw:g>
          <draw:g>
            <draw:line draw:style-name="gr8" draw:layer="layout" svg:x1="13.75cm" svg:y1="11.5cm" svg:x2="13.75cm" svg:y2="12.5cm">
              <text:p/>
            </draw:line>
          </draw:g>
          <draw:g>
            <draw:line draw:style-name="gr8" draw:layer="layout" svg:x1="17.75cm" svg:y1="11.5cm" svg:x2="17.75cm" svg:y2="12.5cm">
              <text:p/>
            </draw:line>
          </draw:g>
          <draw:g>
            <draw:line draw:style-name="gr8" draw:layer="layout" svg:x1="21.75cm" svg:y1="11.5cm" svg:x2="21.75cm" svg:y2="12.5cm">
              <text:p/>
            </draw:line>
          </draw:g>
          <draw:frame draw:style-name="gr9" draw:text-style-name="P14" draw:layer="layout" svg:width="3cm" svg:height="1cm" svg:x="4.25cm" svg:y="3cm">
            <draw:text-box>
              <text:p><text:span text:style-name="T10">100%</text:span></text:p>
            </draw:text-box>
          </draw:frame>
          <draw:path draw:style-name="gr10" draw:text-style-name="P15" draw:layer="layout" svg:width="14.314cm" svg:height="3.193cm" draw:transform="skewX (-0.0376991118430776) rotate (-0.498291501444381) translate (6.18400081192345cm 3.12532775648458cm)" svg:viewBox="0 0 14315 3194" svg:d="M0 976c7127-3800 7188 4980 14315 1292">
            <text:p/>
          </draw:path>
          <draw:frame draw:style-name="gr9" draw:text-style-name="P14" draw:layer="layout" svg:width="4cm" svg:height="1.5cm" svg:x="13.75cm" svg:y="12cm">
            <draw:text-box>
              <text:p><text:span text:style-name="T10">founding</text:span></text:p>
            </draw:text-box>
          </draw:frame>
          <draw:frame draw:style-name="gr11" draw:text-style-name="P17" draw:layer="layout" svg:width="4cm" svg:height="1.5cm" svg:x="19.75cm" svg:y="12cm">
            <draw:text-box>
              <text:p text:style-name="P16"><text:span text:style-name="T10">tim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hases, Funders, and Programs</text:p>
          </draw:text-box>
        </draw:frame>
        <draw:frame draw:style-name="standard" draw:layer="layout" svg:width="25.999cm" svg:height="10.936cm" svg:x="1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11">#</text:span></text:p>
              </table:table-cell>
              <table:table-cell>
                <text:p text:style-name="P7"><text:span text:style-name="T11">Phase</text:span></text:p>
              </table:table-cell>
              <table:table-cell>
                <text:p text:style-name="P7"><text:span text:style-name="T11">Program</text:span></text:p>
              </table:table-cell>
              <table:table-cell>
                <text:p text:style-name="P7"><text:span text:style-name="T11"># Persons</text:span></text:p>
              </table:table-cell>
              <table:table-cell>
                <text:p text:style-name="P7"><text:span text:style-name="T11">Amount</text:span><text:span text:style-name="T11"><text:line-break/></text:span><text:span text:style-name="T11">[PM p. P.]</text:span></text:p>
              </table:table-cell>
            </table:table-row>
            <table:table-row table:style-name="ro1" table:default-cell-style-name="ce3">
              <table:table-cell table:style-name="ce2">
                <text:p text:style-name="P7"><text:span text:style-name="T12">1</text:span></text:p>
              </table:table-cell>
              <table:table-cell>
                <text:p><text:span text:style-name="T12">Basic research</text:span></text:p>
              </table:table-cell>
              <table:table-cell>
                <text:p><text:span text:style-name="T12">DFG, ERC</text:span></text:p>
              </table:table-cell>
              <table:table-cell>
                <text:p><text:span text:style-name="T12">1-3 (up to 6)</text:span></text:p>
              </table:table-cell>
              <table:table-cell>
                <text:p><text:span text:style-name="T12">36</text:span></text:p>
              </table:table-cell>
            </table:table-row>
            <table:table-row table:style-name="ro1" table:default-cell-style-name="ce5">
              <table:table-cell table:style-name="ce4">
                <text:p text:style-name="P7"><text:span text:style-name="T12">2</text:span></text:p>
              </table:table-cell>
              <table:table-cell>
                <text:p><text:span text:style-name="T12">Applied research</text:span></text:p>
              </table:table-cell>
              <table:table-cell>
                <text:p><text:span text:style-name="T12">BMWi (various), EU H2020</text:span></text:p>
              </table:table-cell>
              <table:table-cell>
                <text:p><text:span text:style-name="T12">1-4</text:span></text:p>
              </table:table-cell>
              <table:table-cell>
                <text:p><text:span text:style-name="T12">18-36</text:span></text:p>
              </table:table-cell>
            </table:table-row>
            <table:table-row table:style-name="ro1" table:default-cell-style-name="ce7">
              <table:table-cell table:style-name="ce6">
                <text:p text:style-name="P7"><text:span text:style-name="T12">3</text:span></text:p>
              </table:table-cell>
              <table:table-cell>
                <text:p><text:span text:style-name="T12">Spinning off</text:span></text:p>
              </table:table-cell>
              <table:table-cell>
                <text:p><text:span text:style-name="T12">EXIST Forschungstransfer</text:span></text:p>
              </table:table-cell>
              <table:table-cell>
                <text:p><text:span text:style-name="T12">3-4</text:span></text:p>
              </table:table-cell>
              <table:table-cell>
                <text:p><text:span text:style-name="T12">18</text:span></text:p>
              </table:table-cell>
            </table:table-row>
            <table:table-row table:style-name="ro1" table:default-cell-style-name="ce5">
              <table:table-cell table:style-name="ce4">
                <text:p text:style-name="P7"><text:span text:style-name="T12">4</text:span></text:p>
              </table:table-cell>
              <table:table-cell>
                <text:p><text:span text:style-name="T12">Starting up</text:span></text:p>
              </table:table-cell>
              <table:table-cell>
                <text:p><text:span text:style-name="T12">EXIST II</text:span></text:p>
              </table:table-cell>
              <table:table-cell>
                <text:p><text:span text:style-name="T12">3-4</text:span></text:p>
              </table:table-cell>
              <table:table-cell>
                <text:p><text:span text:style-name="T12">6</text:span></text:p>
              </table:table-cell>
            </table:table-row>
            <table:table-row table:style-name="ro2" table:default-cell-style-name="ce9">
              <table:table-cell table:style-name="ce8">
                <text:p text:style-name="P7"><text:span text:style-name="T12">5</text:span></text:p>
              </table:table-cell>
              <table:table-cell>
                <text:p><text:span text:style-name="T12">...</text:span></text:p>
              </table:table-cell>
              <table:table-cell>
                <text:p><text:span text:style-name="T12">KMU Innovativ</text:span></text:p>
              </table:table-cell>
              <table:table-cell>
                <text:p><text:span text:style-name="T12">...</text:span></text:p>
              </table:table-cell>
              <table:table-cell>
                <text:p><text:span text:style-name="T12">12-24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2" draw:text-style-name="P15" draw:layer="layout" svg:x1="0.5cm" svg:y1="9.6cm" svg:x2="27.5cm" svg:y2="9.6cm">
          <text:p/>
        </draw:lin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IP Rights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Who Holds Which Rights?</text:p>
          </draw:text-box>
        </draw:frame>
        <draw:g>
          <draw:custom-shape draw:style-name="gr13" draw:text-style-name="P18" draw:layer="layout" svg:width="7cm" svg:height="4cm" svg:x="8.25cm" svg:y="6.5cm">
            <text:p text:style-name="P7"><text:span text:style-name="T13">Doctoral</text:span><text:span text:style-name="T13"><text:line-break/></text:span><text:span text:style-name="T13">student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7cm" svg:height="4cm" svg:x="15.25cm" svg:y="2.5cm">
            <text:p text:style-name="P7"><text:span text:style-name="T13">Student</text:span><text:span text:style-name="T13"><text:line-break/></text:span><text:span text:style-name="T13">helper (WiHi)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9" draw:layer="layout" svg:width="7cm" svg:height="4cm" svg:x="8.25cm" svg:y="2.5cm">
            <text:p text:style-name="P7"><text:span text:style-name="T13">Student in</text:span><text:span text:style-name="T13"><text:line-break/></text:span><text:span text:style-name="T13">class / thesi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9" draw:layer="layout" svg:width="7cm" svg:height="4cm" svg:x="15.25cm" svg:y="6.5cm">
            <text:p text:style-name="P7"><text:span text:style-name="T13">Research</text:span><text:span text:style-name="T13"><text:line-break/></text:span><text:span text:style-name="T13">fellow (WiMi)</text:span></text:p>
            <draw:enhanced-geometry svg:viewBox="0 0 21600 21600" draw:type="rectangle" draw:enhanced-path="M 0 0 L 21600 0 21600 21600 0 21600 0 0 Z N"/>
          </draw:custom-shape>
          <draw:frame draw:style-name="gr15" draw:text-style-name="P20" draw:layer="layout" svg:width="7cm" svg:height="1.5cm" svg:x="8.25cm" svg:y="10.5cm">
            <draw:text-box>
              <text:p><text:span text:style-name="T14">The individual</text:span></text:p>
            </draw:text-box>
          </draw:frame>
          <draw:frame draw:style-name="gr15" draw:text-style-name="P20" draw:layer="layout" svg:width="7cm" svg:height="1.5cm" svg:x="15.25cm" svg:y="10.5cm">
            <draw:text-box>
              <text:p><text:span text:style-name="T14">The university</text:span></text:p>
            </draw:text-box>
          </draw:frame>
          <draw:frame draw:style-name="gr16" draw:text-style-name="P21" draw:layer="layout" svg:width="14cm" svg:height="1.5cm" svg:x="8.25cm" svg:y="12cm">
            <draw:text-box>
              <text:p><text:span text:style-name="T15">Copyright Ownership</text:span></text:p>
            </draw:text-box>
          </draw:frame>
          <draw:frame draw:style-name="gr15" draw:text-style-name="P22" draw:layer="layout" svg:width="4cm" svg:height="1.5cm" draw:transform="rotate (1.5707963267949) translate (6.75cm 10.5cm)">
            <draw:text-box>
              <text:p><text:span text:style-name="T16">Doctoral</text:span></text:p>
            </draw:text-box>
          </draw:frame>
          <draw:frame draw:style-name="gr15" draw:text-style-name="P20" draw:layer="layout" svg:width="4cm" svg:height="1.5cm" draw:transform="rotate (1.5707963267949) translate (6.75cm 6.5cm)">
            <draw:text-box>
              <text:p><text:span text:style-name="T14">Bachelor</text:span><text:span text:style-name="T14"><text:line-break/></text:span><text:span text:style-name="T14">or Master</text:span></text:p>
            </draw:text-box>
          </draw:frame>
          <draw:frame draw:style-name="gr17" draw:text-style-name="P23" draw:layer="layout" svg:width="8cm" svg:height="1.5cm" draw:transform="rotate (1.5707963267949) translate (5.25cm 10.5cm)">
            <draw:text-box>
              <text:p><text:span text:style-name="T15">Degree Program</text:span></text:p>
            </draw:text-box>
          </draw:frame>
          <draw:line draw:style-name="gr18" draw:text-style-name="P24" draw:layer="layout" svg:x1="7.75cm" svg:y1="6.5cm" svg:x2="22.75cm" svg:y2="6.5cm">
            <text:p/>
          </draw:line>
          <draw:line draw:style-name="gr18" draw:text-style-name="P24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Bachelor and Master Student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student role, students</text:p>
                <text:list>
                  <text:list-item>
                    <text:p>Own the rights to anything they do voluntarily and for free, including</text:p>
                    <text:list>
                      <text:list-item>
                        <text:p>Course work, final theses, volunteer (outside)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party-to-a-contract role, students</text:p>
                <text:list>
                  <text:list-item>
                    <text:p>Can transfer IP rights to university if compensated for it</text:p>
                    <text:list>
                      <text:list-item>
                        <text:p>Student job, work made for hire (German: “Dienstvertrag”)</text:p>
                      </text:list-item>
                      <text:list-item>
                        <text:p>Work contract (German: “Werkvertrag”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Research Fellows / Ph.D. Student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Ph.D. student role, they</text:p>
                <text:list>
                  <text:list-item>
                    <text:p>Own the rights to what they if</text:p>
                    <text:list>
                      <text:list-item>
                        <text:p>It falls within the scope of their dissertation topic, and</text:p>
                      </text:list-item>
                      <text:list-item>
                        <text:p>The professor gave them time off from project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employees of the university role, they</text:p>
                <text:list>
                  <text:list-item>
                    <text:p>Transfers the IP rights to the employer (the university)</text:p>
                  </text:list-item>
                  <text:list-item>
                    <text:p>German Urheberrecht stays with research fellow, but is inconseque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rofessor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Germany, owns their work, even if pai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Ensuring a Clean Intellectual Property Situation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Acquire IP rights in advance</text:p>
                <text:list>
                  <text:list-item>
                    <text:p>Paid work (see before)</text:p>
                  </text:list-item>
                  <text:list-item>
                    <text:p>Contributor agree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quire IP rights after the fact</text:p>
                <text:list>
                  <text:list-item>
                    <text:p>Letter of forfeiture</text:p>
                  </text:list-item>
                  <text:list-item>
                    <text:p>Sales contra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cument no IP rights claimed</text:p>
                <text:list>
                  <text:list-item>
                    <text:p>Confirmation l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Public Spin-off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 presentation:user-transformed="true">
          <draw:text-box>
            <text:p>Spinning Off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ollows the basic and applied research phase</text:p>
              </text:list-item>
              <text:list-item>
                <text:p>In which you turn the research project into a product</text:p>
              </text:list-item>
              <text:list-item>
                <text:p><text:span text:style-name="T5">Takes place at university and can be funded the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Funding for Spinning Off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EXIST Forschungstransfer (BMWi) funds</text:p>
                <text:list>
                  <text:list-item>
                    <text:p>Up to four people for 18 months </text:p>
                  </text:list-item>
                  <text:list-item>
                    <text:p>Materials, for example, hardware, software,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cess of EXIST Forschungstransfer</text:p>
                <text:list>
                  <text:list-item>
                    <text:p>Apply with business plan, get invited</text:p>
                  </text:list-item>
                  <text:list-item>
                    <text:p>Pitch to ju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to win the grant</text:p>
                <text:list>
                  <text:list-item>
                    <text:p>Convince as a team (at least 3 people)</text:p>
                  </text:list-item>
                  <text:list-item>
                    <text:p>Convince with business id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Founding the Startup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Needs to happen during the spinning-off phase</text:p>
              </text:list-item>
              <text:list-item>
                <text:p>At this stage, all IP is still owned by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2T1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4. The Role of the University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Transfer of Intellectual Propert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For the startup to proceed, it needs to acquire the IP rights from the university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What the university can offer</text:span></text:p>
                <text:list>
                  <text:list-item>
                    <text:p>Exclusive rights to closed source</text:p>
                  </text:list-item>
                  <text:list-item>
                    <text:p>Non-exclusive rights to open source</text:p>
                  </text:list-item>
                  <text:list-item>
                    <text:p>Trademarks, domains, other IP</text:p>
                  </text:list-item>
                </text:list>
                <text:p/>
              </text:list-item>
              <text:list-item>
                <text:p text:style-name="P5"><text:span text:style-name="T17">What the university may ask for</text:span></text:p>
                <text:list>
                  <text:list-item>
                    <text:p>Lump-sum payment (unlikely)</text:p>
                  </text:list-item>
                  <text:list-item>
                    <text:p>Incremental conditional payments</text:p>
                  </text:list-item>
                  <text:list-item>
                    <text:p>Share of founders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ensurate with the (as assessed) value of the intellectual proper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Valuation of Intellectual Property (to Transfer)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Pricing strategies</text:p>
                <text:list>
                  <text:list-item>
                    <text:p>By assumed value (use outside assessor)</text:p>
                  </text:list-item>
                  <text:list-item>
                    <text:p>By labor spent on it (count person months)</text:p>
                  </text:list-item>
                  <text:list-item>
                    <text:p>By lines of relevant code (priced by lin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Incremental Conditional Payments</text:p>
          </draw:text-box>
        </draw:frame>
        <draw:frame presentation:style-name="pr1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Structure total payment into sequence of payments</text:p>
                <text:list>
                  <text:list-item>
                    <text:p>Dependent on external events (revenue, profits, acquisition)</text:p>
                  </text:list-item>
                  <text:list-item>
                    <text:p>Until total valu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Share of Founders Equit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The University may ask for founders equity</text:p>
                <text:list>
                  <text:list-item>
                    <text:p>A request for equity is possible, not always likely</text:p>
                    <text:list>
                      <text:list-item>
                        <text:p>Holding an equity stake requires attention, adds complex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f it takes equity, it is still unlikely to play an active role</text:p>
                    <text:list>
                      <text:list-item>
                        <text:p>It may want a board seat though in the begi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good formula for amount of equity</text:p>
                <text:list>
                  <text:list-item>
                    <text:p>If only code, in the low one digits (2-5% of total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2T1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5. Spinning Off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Steps for Spinning Off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Found company</text:p>
              </text:list-item>
              <text:list-item>
                <text:p>Transfer IP rights</text:p>
              </text:list-item>
              <text:list-item>
                <text:p>Build out product</text:p>
              </text:list-item>
              <text:list-item>
                <text:p>Acquire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2T1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6. Public Startup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Types of Public Startup Funding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Startup funding</text:p>
                <text:list>
                  <text:list-item>
                    <text:p>Dedicated to helping startups off the grou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ject funding</text:p>
                <text:list>
                  <text:list-item>
                    <text:p>Dedicated to support risky undertak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Public project funding</text:p>
              </text:list-item>
              <text:list-item>
                <text:p text:style-name="P5">IP rights management</text:p>
              </text:list-item>
              <text:list-item>
                <text:p text:style-name="P5">Public spin-off funding</text:p>
              </text:list-item>
              <text:list-item>
                <text:p text:style-name="P5">The role of the university</text:p>
              </text:list-item>
              <text:list-item>
                <text:p text:style-name="P5">Spinning off</text:p>
              </text:list-item>
              <text:list-item>
                <text:p>Public startup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True_25_20Blue_25_20Presentation" presentation:presentation-page-layout-name="AL1T0" presentation:use-footer-name="ftr1" presentation:use-date-time-name="dtd1"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19" draw:text-style-name="P28" draw:layer="layout" svg:width="20cm" svg:height="4cm" svg:x="0cm" svg:y="11.75cm">
          <draw:text-box>
            <text:p text:style-name="P27"><text:span text:style-name="T18">DR</text:span></text:p>
          </draw:text-box>
        </draw:frame>
        <draw:frame presentation:style-name="pr14" draw:text-style-name="P29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5" draw:text-style-name="P26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30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6T09:49:25.605642439</meta:creation-date>
    <meta:editing-duration>PT6H19M24S</meta:editing-duration>
    <meta:editing-cycles>44</meta:editing-cycles>
    <meta:generator>LibreOffice/6.0.7.3$Linux_X86_64 LibreOffice_project/00m0$Build-3</meta:generator>
    <dc:date>2020-09-06T16:12:46.611068800</dc:date>
    <meta:document-statistic meta:object-count="203"/>
  </office:meta>
</office:document-meta>
</file>